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11cm"/>
    </style:style>
    <style:style style:name="co2" style:family="table-column">
      <style:table-column-properties fo:break-before="auto" style:column-width="5.521cm"/>
    </style:style>
    <style:style style:name="co3" style:family="table-column">
      <style:table-column-properties fo:break-before="auto" style:column-width="4.577cm"/>
    </style:style>
    <style:style style:name="co4" style:family="table-column">
      <style:table-column-properties fo:break-before="auto" style:column-width="6.103cm"/>
    </style:style>
    <style:style style:name="co5" style:family="table-column">
      <style:table-column-properties fo:break-before="auto" style:column-width="4.272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6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02cm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style:text-align-source="value-type" style:repeat-content="false" fo:wrap-option="wrap"/>
      <style:paragraph-properties fo:margin-left="0cm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justify" fo:margin-left="0cm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019" table:default-cell-style-name="ce2"/>
        <table:table-row table:style-name="ro1">
          <table:table-cell table:style-name="ce1" office:value-type="string">
            <text:p>package</text:p>
          </table:table-cell>
          <table:table-cell table:style-name="ce1" office:value-type="string">
            <text:p>std prefix</text:p>
          </table:table-cell>
          <table:table-cell table:style-name="ce1" office:value-type="string">
            <text:p>classes</text:p>
          </table:table-cell>
          <table:table-cell table:style-name="ce1" office:value-type="string">
            <text:p>operations</text:p>
          </table:table-cell>
          <table:table-cell table:style-name="ce1" office:value-type="string">
            <text:p>datatypes</text:p>
          </table:table-cell>
          <table:table-cell table:style-name="ce1" table:number-columns-repeated="1019"/>
        </table:table-row>
        <table:table-row table:style-name="ro1">
          <table:table-cell office:value-type="string">
            <text:p>AERN-Enclosure</text:p>
          </table:table-cell>
          <table:table-cell office:value-type="string">
            <text:p>NR (internal only)</text:p>
          </table:table-cell>
          <table:table-cell office:value-type="string">
            <text:p>Near</text:p>
          </table:table-cell>
          <table:table-cell office:value-type="string">
            <text:p>getGranularity, setGranularityUp,...</text:p>
          </table:table-cell>
          <table:table-cell table:style-name="Default"/>
          <table:table-cell table:number-columns-repeated="1019"/>
        </table:table-row>
        <table:table-row table:style-name="ro1">
          <table:table-cell table:style-name="Default"/>
          <table:table-cell office:value-type="string">
            <text:p>NR (internal only)</text:p>
          </table:table-cell>
          <table:table-cell office:value-type="string">
            <text:p>NearApproxOrder</text:p>
          </table:table-cell>
          <table:table-cell office:value-type="string">
            <text:p>maxUp, maxDn, maybeLeq,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Encl</text:p>
          </table:table-cell>
          <table:table-cell office:value-type="string">
            <text:p>precision, setGranularityOut, 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EnclOrder</text:p>
          </table:table-cell>
          <table:table-cell office:value-type="string">
            <text:p>ref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EnclApproxOrder</text:p>
          </table:table-cell>
          <table:table-cell office:value-type="string">
            <text:p>maybeRefines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Lattice</text:p>
          </table:table-cell>
          <table:table-cell office:value-type="string">
            <text:p>top, bottom, meet, join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office:value-type="string">
            <text:p>ApproxLattice</text:p>
          </table:table-cell>
          <table:table-cell office:value-type="string">
            <text:p>top, bottom, meetUp, meetDn, 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ENC</text:p>
          </table:table-cell>
          <table:table-cell table:style-name="ce4" office:value-type="string">
            <text:p>EnclTuple</text:p>
          </table:table-cell>
          <table:table-cell office:value-type="string">
            <text:p>fromList, getItem, concat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AERN-Real</text:p>
          </table:table-cell>
          <table:table-cell office:value-type="string">
            <text:p>RNR (internal only)</text:p>
          </table:table-cell>
          <table:table-cell office:value-type="string">
            <text:p>NearField</text:p>
          </table:table-cell>
          <table:table-cell office:value-type="string">
            <text:p>+^, +_, *^, *_, /^, /_, ...</text:p>
          </table:table-cell>
          <table:table-cell office:value-type="string">
            <text:p>AGFloat, MPFR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NR (internal only)</text:p>
          </table:table-cell>
          <table:table-cell office:value-type="string">
            <text:p>NearElementary</text:p>
          </table:table-cell>
          <table:table-cell office:value-type="string">
            <text:p>expUp, expDn, ...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RENC</text:p>
          </table:table-cell>
          <table:table-cell office:value-type="string">
            <text:p>EnclField</text:p>
          </table:table-cell>
          <table:table-cell/>
          <table:table-cell office:value-type="string">
            <text:p>Interval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RENC</text:p>
          </table:table-cell>
          <table:table-cell office:value-type="string">
            <text:p>EnclElementary</text:p>
          </table:table-cell>
          <table:table-cell/>
          <table:table-cell table:style-name="Default"/>
          <table:table-cell table:number-columns-repeated="1019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  <table:table-row table:style-name="ro1">
          <table:table-cell/>
          <table:table-cell table:style-name="ce3"/>
          <table:table-cell table:number-columns-repeated="1022"/>
        </table:table-row>
        <table:table-row table:style-name="ro1">
          <table:table-cell office:value-type="string">
            <text:p>AERN-RmToRn</text:p>
          </table:table-cell>
          <table:table-cell table:style-name="Default" office:value-type="string">
            <text:p>FNR</text:p>
          </table:table-cell>
          <table:table-cell table:style-name="Default" office:value-type="string">
            <text:p>NearFn</text:p>
          </table:table-cell>
          <table:table-cell table:style-name="Default" office:value-type="string">
            <text:p>evalUp, evalDn, setLimits</text:p>
          </table:table-cell>
          <table:table-cell table:style-name="Default" office:value-type="string">
            <text:p>ChebPoly</text:p>
          </table:table-cell>
          <table:table-cell table:number-columns-repeated="1019"/>
        </table:table-row>
        <table:table-row table:style-name="ro1">
          <table:table-cell/>
          <table:table-cell table:style-name="Default" office:value-type="string">
            <text:p>FENC</text:p>
          </table:table-cell>
          <table:table-cell table:style-name="Default" office:value-type="string">
            <text:p>FnLimits</text:p>
          </table:table-cell>
          <table:table-cell table:style-name="Default" office:value-type="string">
            <text:p>(none)</text:p>
          </table:table-cell>
          <table:table-cell table:style-name="Default" office:value-type="string">
            <text:p>MaxDegSize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NC</text:p>
          </table:table-cell>
          <table:table-cell office:value-type="string">
            <text:p>EnclFunc</text:p>
          </table:table-cell>
          <table:table-cell office:value-type="string">
            <text:p>eval, setLimits</text:p>
          </table:table-cell>
          <table:table-cell table:style-name="Default"/>
          <table:table-cell table:number-columns-repeated="1019"/>
        </table:table-row>
        <table:table-row table:style-name="ro1">
          <table:table-cell/>
          <table:table-cell office:value-type="string">
            <text:p>FENCU</text:p>
          </table:table-cell>
          <table:table-cell office:value-type="string">
            <text:p>EnclFuncUnit</text:p>
          </table:table-cell>
          <table:table-cell office:value-type="string">
            <text:p>const, affine, ...</text:p>
          </table:table-cell>
          <table:table-cell office:value-type="string">
            <text:p>FnUnit</text:p>
          </table:table-cell>
          <table:table-cell table:number-columns-repeated="1019"/>
        </table:table-row>
        <table:table-row table:style-name="ro1">
          <table:table-cell/>
          <table:table-cell office:value-type="string">
            <text:p>FENCD</text:p>
          </table:table-cell>
          <table:table-cell office:value-type="string">
            <text:p>EnclFuncDom</text:p>
          </table:table-cell>
          <table:table-cell office:value-type="string">
            <text:p>const, proj, ...</text:p>
          </table:table-cell>
          <table:table-cell office:value-type="string">
            <text:p>FnDom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nclFuncPW</text:p>
          </table:table-cell>
          <table:table-cell/>
          <table:table-cell office:value-type="string">
            <text:p>FnPW</text:p>
          </table:table-cell>
          <table:table-cell table:number-columns-repeated="1019"/>
        </table:table-row>
        <table:table-row table:style-name="ro1">
          <table:table-cell table:style-name="Default"/>
          <table:table-cell/>
          <table:table-cell office:value-type="string">
            <text:p>EnclFuncEdges</text:p>
          </table:table-cell>
          <table:table-cell/>
          <table:table-cell office:value-type="string">
            <text:p>FnEdges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>
            <text:p>EnclFuncDiff</text:p>
          </table:table-cell>
          <table:table-cell/>
          <table:table-cell office:value-type="string">
            <text:p>FnDiff</text:p>
          </table:table-cell>
          <table:table-cell table:number-columns-repeated="1019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prefix</text:p>
          </table:table-cell>
          <table:table-cell office:value-type="string">
            <text:p>module</text:p>
          </table:table-cell>
          <table:table-cell table:number-columns-repeated="1022"/>
        </table:table-row>
        <table:table-row table:style-name="ro1">
          <table:table-cell office:value-type="string">
            <text:p>NR</text:p>
          </table:table-cell>
          <table:table-cell office:value-type="string">
            <text:p>Numeric.AERN.Approx</text:p>
          </table:table-cell>
          <table:table-cell table:number-columns-repeated="1022"/>
        </table:table-row>
        <table:table-row table:style-name="ro1">
          <table:table-cell office:value-type="string">
            <text:p>ENC</text:p>
          </table:table-cell>
          <table:table-cell office:value-type="string">
            <text:p>Numeric.AERN.Enclosure</text:p>
          </table:table-cell>
          <table:table-cell table:number-columns-repeated="1022"/>
        </table:table-row>
        <table:table-row table:style-name="ro1">
          <table:table-cell office:value-type="string">
            <text:p>RNR</text:p>
          </table:table-cell>
          <table:table-cell office:value-type="string">
            <text:p>Numeric.AERN.Real.Approx</text:p>
          </table:table-cell>
          <table:table-cell table:number-columns-repeated="1022"/>
        </table:table-row>
        <table:table-row table:style-name="ro1">
          <table:table-cell office:value-type="string">
            <text:p>RENC</text:p>
          </table:table-cell>
          <table:table-cell office:value-type="string">
            <text:p>Numeric.AERN.Real</text:p>
          </table:table-cell>
          <table:table-cell table:number-columns-repeated="1022"/>
        </table:table-row>
        <table:table-row table:style-name="ro1">
          <table:table-cell office:value-type="string">
            <text:p>FNR</text:p>
          </table:table-cell>
          <table:table-cell office:value-type="string">
            <text:p>Numeric.AERN.RmToRn.Approx</text:p>
          </table:table-cell>
          <table:table-cell table:number-columns-repeated="1022"/>
        </table:table-row>
        <table:table-row table:style-name="ro1">
          <table:table-cell office:value-type="string">
            <text:p>FENC</text:p>
          </table:table-cell>
          <table:table-cell office:value-type="string">
            <text:p>Numeric.AERN.RmToRn</text:p>
          </table:table-cell>
          <table:table-cell table:number-columns-repeated="1022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2-03">03/02/2010</text:date>, <text:time>16:15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4-16T11:32:48.39</meta:creation-date>
    <meta:editing-duration>PT55H13M19S</meta:editing-duration>
    <meta:editing-cycles>38</meta:editing-cycles>
    <meta:generator>OpenOffice.org/3.1$Linux OpenOffice.org_project/310m19$Build-9420</meta:generator>
    <dc:date>2010-02-03T16:15:53</dc:date>
    <meta:document-statistic meta:table-count="3" meta:cell-count="83" meta:object-count="0"/>
    <meta:user-defined meta:name="Info 1"/>
    <meta:user-defined meta:name="Info 2"/>
    <meta:user-defined meta:name="Info 3"/>
    <meta:user-defined meta:name="Info 4"/>
  </office:meta>
</office:document-meta>
</file>